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XCacheKey.JXCacheKey( String templateUri , Serializable templat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XCacheKe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CacheKe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CacheKe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